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a4453" officeooo:paragraph-rsid="001a4453"/>
    </style:style>
    <style:style style:name="P2" style:family="paragraph" style:parent-style-name="Standard">
      <style:paragraph-properties fo:text-align="center" style:justify-single-word="false"/>
      <style:text-properties fo:color="#c9211e" loext:opacity="100%" fo:font-size="21pt" style:text-underline-style="solid" style:text-underline-width="auto" style:text-underline-color="font-color" officeooo:rsid="00162ebe" officeooo:paragraph-rsid="00162ebe" style:font-size-asian="21pt" style:font-size-complex="21pt"/>
    </style:style>
    <style:style style:name="P3" style:family="paragraph" style:parent-style-name="Standard">
      <style:paragraph-properties fo:text-align="start" style:justify-single-word="false"/>
      <style:text-properties fo:color="#000000" loext:opacity="100%" fo:font-size="21pt" style:text-underline-style="none" officeooo:rsid="00162ebe" officeooo:paragraph-rsid="00162ebe" style:font-size-asian="21pt" style:font-size-complex="21pt"/>
    </style:style>
    <style:style style:name="P4" style:family="paragraph" style:parent-style-name="Standard">
      <style:paragraph-properties fo:text-align="start" style:justify-single-word="false"/>
      <style:text-properties fo:color="#000000" loext:opacity="100%" fo:font-size="16pt" style:text-underline-style="none" officeooo:rsid="00162ebe" officeooo:paragraph-rsid="00162ebe" style:font-size-asian="16pt" style:font-size-complex="16pt"/>
    </style:style>
    <style:style style:name="P5" style:family="paragraph" style:parent-style-name="Standard">
      <style:paragraph-properties fo:text-align="start" style:justify-single-word="false"/>
      <style:text-properties fo:color="#000000" loext:opacity="100%" fo:font-size="16pt" officeooo:rsid="001e1fc5" officeooo:paragraph-rsid="00162ebe" style:font-size-asian="16pt" style:font-size-complex="16pt"/>
    </style:style>
    <style:style style:name="P6" style:family="paragraph" style:parent-style-name="Standard">
      <style:paragraph-properties fo:text-align="start" style:justify-single-word="false"/>
      <style:text-properties fo:color="#000000" loext:opacity="100%" fo:font-size="16pt" officeooo:rsid="001ff650" officeooo:paragraph-rsid="00162ebe" style:font-size-asian="16pt" style:font-size-complex="16pt"/>
    </style:style>
    <style:style style:name="P7" style:family="paragraph" style:parent-style-name="Standard">
      <style:paragraph-properties fo:text-align="start" style:justify-single-word="false"/>
      <style:text-properties fo:color="#000000" loext:opacity="100%" fo:font-size="16pt" officeooo:rsid="00205c22" officeooo:paragraph-rsid="00162ebe" style:font-size-asian="16pt" style:font-size-complex="16pt"/>
    </style:style>
    <style:style style:name="P8" style:family="paragraph" style:parent-style-name="Standard">
      <style:paragraph-properties fo:text-align="start" style:justify-single-word="false"/>
      <style:text-properties fo:color="#000000" loext:opacity="100%" fo:font-size="16pt" officeooo:rsid="0017cbee" officeooo:paragraph-rsid="0017cbee" style:font-size-asian="16pt" style:font-size-complex="16pt"/>
    </style:style>
    <style:style style:name="T1" style:family="text">
      <style:text-properties officeooo:rsid="00162ebe"/>
    </style:style>
    <style:style style:name="T2" style:family="text">
      <style:text-properties officeooo:rsid="0017cbee"/>
    </style:style>
    <style:style style:name="T3" style:family="text">
      <style:text-properties officeooo:rsid="0018622f"/>
    </style:style>
    <style:style style:name="T4" style:family="text">
      <style:text-properties officeooo:rsid="001a25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ournal de bord et synthèse du vendredi 13 septembre</text:p>
      <text:p text:style-name="P2"/>
      <text:p text:style-name="P3">journal de bord :</text:p>
      <text:p text:style-name="P3"/>
      <text:p text:style-name="P5">Lors de la <text:span text:style-name="T1">deuxième</text:span> séance du vendredi <text:span text:style-name="T1">13</text:span>/09 le thème de la séance était <text:span text:style-name="T1">la prise de note</text:span></text:p>
      <text:p text:style-name="P5"/>
      <text:p text:style-name="P5">L’objectif de la séance était pour but de <text:span text:style-name="T1">savoir faire des prise de notes</text:span></text:p>
      <text:p text:style-name="P5">,<text:span text:style-name="T2">noté l’essentiel d’un discours ne pas copié mot par mot ce que la personne dit et c’est important d’écouter, de comprendre, d’analyser ce que la personne raconte et après de rédiger. C’est important la prise de notes pour garder une trace, comprendre, mémoriser ce que l’interlocuteur dit.</text:span></text:p>
      <text:p text:style-name="P8">Il est nécessaire d’optimiser sa prise de notes comme faire des <text:span text:style-name="T3">(</text:span>schéma, carte mental<text:span text:style-name="T3">), c’est aussi cruciale de supprimer les mots inutiles comme utilisant des signes, symboles et remplacer des mots long pour optimiser et structurer la présentation et enfin une prise de notes est important durant les études ou dans le quotidien et donc dans le professionnel. <text:s/></text:span></text:p>
      <text:p text:style-name="P5"/>
      <text:p text:style-name="P6">Au début la mise en situation était de <text:span text:style-name="T3">faire une prise de notes d’un exercice qui dure 25min pour ensuite faire une synthèse de cette prise de notes</text:span></text:p>
      <text:p text:style-name="P5"/>
      <text:p text:style-name="P7">Ce que j’ai retenue de la séance ce que c’est important la prise de note.</text:p>
      <text:p text:style-name="P3"/>
      <text:p text:style-name="P3">synthèse :</text:p>
      <text:p text:style-name="P3"/>
      <text:p text:style-name="P4">Tout d'abord <text:line-break/>L'information c'est la connaissance d'un sujet et l'intérêt du public qui est appuy<text:span text:style-name="T4">er</text:span> sur des fait vérifiée qui sont a jour avec une source crédible.<text:line-break/>Pour vérifier une source on regarde l'auteur et voir c'est qualification sur quel site sont publiées les informations, être d'actualité, être objectif et avoir des citations.<text:line-break/><text:line-break/>En effet </text:p>
      <text:p text:style-name="P4">avant on avait une démultiplication des source comme la télévision et la radio mais depuis l'arrivée des réseaux sociaux tout le monde pouvait avoir <text:soft-page-break/>sont propres médias comme Facebook, X(Twitter) ou aussi youtube.<text:line-break/>Depuis l'arrivée des réseaux sociaux ils y a une arrivée des Fake<text:span text:style-name="T4">s</text:span> news qui font croire que c'est une vrai information alors que non, ca peut être utilisé pour faire de la satire mais plus pour manipuler, influencer l'opinion publique.<text:line-break/>le fake news a des absence de citations, des sources inconnus et un biais évident et surtout du clickbait c'est fait pour avoir un titre sensationnelle et pour que les gens click un titre.<text:line-break/><text:line-break/>Enfin </text:p>
      <text:p text:style-name="P4">il a une post-vérité c'est la remise en cause d'une vérité général (comme que la terre n'est pas ronde) et c'est souvent associées avec les théorie du complot ou les gens croient que des faits ne ce passe pas par hasard qui sont souvent basé sur des fait non fiables.<text:line-break/><text:line-break/>En conclusion on doit avoir une attitude intellectuelle ca veut dire recherche une information, remettre en cause ce que les personnes disent.on doit avoir notre propre idée sur un sujet,être lucide et prendre beaucoup de source pour vérifier l'information, être modeste avoir tord et ce remettre en question<text:line-break/>Et on vérifier l'information on peut utiliser des sites, compare l'information sur des sources fiables ou remonter à la source originale et enfin lire article en enti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a4453" officeooo:paragraph-rsid="001a4453"/>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Alexis Hameau 1A3B</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4T14:45:44.455000000</meta:creation-date>
    <dc:date>2024-09-14T15:23:49.088000000</dc:date>
    <meta:editing-duration>PT11M38S</meta:editing-duration>
    <meta:editing-cycles>3</meta:editing-cycles>
    <meta:generator>LibreOffice/24.2.4.2$Windows_X86_64 LibreOffice_project/51a6219feb6075d9a4c46691dcfe0cd9c4fff3c2</meta:generator>
    <meta:document-statistic meta:table-count="0" meta:image-count="0" meta:object-count="0" meta:page-count="2" meta:paragraph-count="13" meta:word-count="486" meta:character-count="2874" meta:non-whitespace-character-count="2393"/>
  </office:meta>
</office:document-meta>
</file>